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f7b6d" officeooo:paragraph-rsid="001f7b6d"/>
    </style:style>
    <style:style style:name="P2" style:family="paragraph" style:parent-style-name="Standard">
      <style:text-properties style:font-name="FreeMono" officeooo:rsid="00205bb1" officeooo:paragraph-rsid="00205bb1"/>
    </style:style>
    <style:style style:name="P3" style:family="paragraph" style:parent-style-name="Standard">
      <style:text-properties style:font-name="FreeMono" officeooo:rsid="0022dae2" officeooo:paragraph-rsid="0022dae2"/>
    </style:style>
    <style:style style:name="T1" style:family="text">
      <style:text-properties officeooo:rsid="00209595"/>
    </style:style>
    <style:style style:name="T2" style:family="text">
      <style:text-properties officeooo:rsid="00221608"/>
    </style:style>
    <style:style style:name="T3" style:family="text">
      <style:text-properties officeooo:rsid="0022dae2"/>
    </style:style>
    <style:style style:name="T4" style:family="text">
      <style:text-properties officeooo:rsid="0023687e"/>
    </style:style>
    <style:style style:name="T5" style:family="text">
      <style:text-properties officeooo:rsid="0023689d"/>
    </style:style>
    <style:style style:name="T6" style:family="text">
      <style:text-properties officeooo:rsid="00249a38"/>
    </style:style>
    <style:style style:name="T7" style:family="text">
      <style:text-properties fo:font-style="italic" officeooo:rsid="00249a38" style:font-style-asian="italic" style:font-style-complex="italic"/>
    </style:style>
    <style:style style:name="T8" style:family="text">
      <style:text-properties fo:font-style="italic" officeooo:rsid="0024df99" style:font-style-asian="italic" style:font-style-complex="italic"/>
    </style:style>
    <style:style style:name="T9" style:family="text">
      <style:text-properties fo:font-style="normal" officeooo:rsid="00249a38" style:font-style-asian="normal" style:font-style-complex="normal"/>
    </style:style>
    <style:style style:name="T10" style:family="text">
      <style:text-properties fo:font-style="normal" officeooo:rsid="0024df99"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10</text:p>
      <text:p text:style-name="P1">GS200</text:p>
      <text:p text:style-name="P1"/>
      <text:p text:style-name="P2">1a.<text:tab/><text:span text:style-name="T1">I didn't know about obstetric fistula. I'm surprised by how many people are affected by it.</text:span></text:p>
      <text:p text:style-name="P2"/>
      <text:p text:style-name="P2">1b.<text:tab/><text:span text:style-name="T2">We had discussed FGC in class, but I didn't know how some programs such as Tostan address the issue. In their case, it looks like Tostan goes to a community and presents the abandonment of FGC as a move toward better community health.</text:span></text:p>
      <text:p text:style-name="P2"/>
      <text:p text:style-name="P2">1c.<text:tab/><text:span text:style-name="T3">I didn't know that any schools were able to continue operating under ISIS. I'm glad to hear that Sakena Yacoobi's school was able to reach so many people.</text:span></text:p>
      <text:p text:style-name="P2"/>
      <text:p text:style-name="P3">2a.<text:tab/><text:span text:style-name="T4">I think healthcare such as that from the first two videos will continue to play an important role in Africa's near future. As explained in the Tostan video, addressing health problems is part resources and part strategy or communication. I hope that the kanju approaches to medicine and community health find better support and success.</text:span></text:p>
      <text:p text:style-name="P3"/>
      <text:p text:style-name="P3">2b.<text:tab/><text:span text:style-name="T5">Discussing education in the face of ISIS is a big deal. I tentatively believe that the approach of world powers to problems, in which killing is the first stop - and then consideration for infrastructure and education is only given afterwards – is a blunt instrument to handle peoples who they disagree with, not to mention the staggering death tole incurred. Sakena Yacoobi proved that alternatives are possible, and that the outcome can be much more beneficial, as we saw with the now-educated young men joining her to help with the school.</text:span></text:p>
      <text:p text:style-name="P3"/>
      <text:p text:style-name="P3">3.<text:tab/><text:span text:style-name="T6">The American perspective on innovation in Africa is pretty heavily skewed. What we see are “kickstarter” projects that are usually conducted in the top-down fashion discredited in </text:span><text:span text:style-name="T7">The Bright Continent</text:span><text:span text:style-name="T9">, and I agree that it muddles foreign aid. </text:span><text:span text:style-name="T10">I'm fortunate enough to know one of the developers who worked on the </text:span><text:span text:style-name="T8">One Laptop Per Child</text:span><text:span text:style-name="T10"> project, and I know firsthand that the physical system they put together is amazing. These “toughbooks” were made with the insight that the developers couldn't know their final use-case, and so they tried to cover everything. The system draws very little power, has a daylight readable screen, and they have modes for mesh-networking to allow collaboration where there is no internet access. The design is innocuous with pastel colors and rubber corners resembling a child's toy. This is deliberate to ensure the laptops are unappealing to people involved in transporting them, and helps deter the laptops being stolen before reaching their final student audience. But the project failed; in part because of interference by larger corporations, and also in part because it wasn't a native product of Africa. We saw in these three videos that one of the elements of success shared between these groups was their participation in the local regions, and I'd like to somehow get a clearer idea of the “map” for these projects from my location here in the 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0T08:36:41.925248922</meta:creation-date>
    <dc:date>2016-10-20T09:31:45.544996048</dc:date>
    <meta:editing-duration>PT55M1S</meta:editing-duration>
    <meta:editing-cycles>9</meta:editing-cycles>
    <meta:generator>LibreOffice/5.2.2.2.0$Linux_X86_64 LibreOffice_project/20m0$Build-2</meta:generator>
    <meta:document-statistic meta:table-count="0" meta:image-count="0" meta:object-count="0" meta:page-count="1" meta:paragraph-count="9" meta:word-count="473" meta:character-count="2799" meta:non-whitespace-character-count="2334"/>
  </office:meta>
</office:document-meta>
</file>